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65.4pt"/>
    </style:style>
    <style:style style:name="co7" style:family="table-column">
      <style:table-column-properties fo:break-before="auto" style:column-width="221.7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semb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08667736757624" calcext:value-type="float">
            <text:p>0.208667736757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303030303030305, 0.25303030303030305]</text:p>
          </table:table-cell>
          <table:table-cell office:value-type="string" calcext:value-type="string">
            <text:p>[1, 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78041074249605" calcext:value-type="float">
            <text:p>0.278041074249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1689088191330345, 0.31689088191330345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94017094017094" calcext:value-type="float">
            <text:p>0.294017094017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713850837138508, 0.3713850837138508]</text:p>
          </table:table-cell>
          <table:table-cell office:value-type="string" calcext:value-type="string">
            <text:p>[2, 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7203647416413" calcext:value-type="float">
            <text:p>0.477203647416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941176470588236, 0.4941176470588236]</text:p>
          </table:table-cell>
          <table:table-cell office:value-type="string" calcext:value-type="string">
            <text:p>[1, 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43337484433375" calcext:value-type="float">
            <text:p>0.443337484433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407079646017699, 0.3407079646017699]</text:p>
          </table:table-cell>
          <table:table-cell office:value-type="string" calcext:value-type="string">
            <text:p>[2, 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47058823529412" calcext:value-type="float">
            <text:p>0.147058823529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323529411764706, 0.2323529411764706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394768133174792" calcext:value-type="float">
            <text:p>0.394768133174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14705882352941, 0.2514705882352941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08472012102874" calcext:value-type="float">
            <text:p>0.408472012102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806451612903225, 0.25806451612903225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590504451038576, 0.3590504451038576]</text:p>
          </table:table-cell>
          <table:table-cell office:value-type="string" calcext:value-type="string">
            <text:p>[2, 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6311010215664" calcext:value-type="float">
            <text:p>0.46311010215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044117647058823, 0.3044117647058823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72413793103448" calcext:value-type="float">
            <text:p>0.572413793103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024096385542169, 0.4024096385542169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74506283662478" calcext:value-type="float">
            <text:p>0.574506283662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6201923076923077, 0.6201923076923077]</text:p>
          </table:table-cell>
          <table:table-cell office:value-type="string" calcext:value-type="string">
            <text:p>[10, 10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72992700729927" calcext:value-type="float">
            <text:p>0.472992700729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691176470588235, 0.4691176470588235]</text:p>
          </table:table-cell>
          <table:table-cell office:value-type="string" calcext:value-type="string">
            <text:p>[6, 6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74784747847478" calcext:value-type="float">
            <text:p>0.474784747847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702064896755162, 0.3702064896755162]</text:p>
          </table:table-cell>
          <table:table-cell office:value-type="string" calcext:value-type="string">
            <text:p>[0, 0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88549618320611" calcext:value-type="float">
            <text:p>0.488549618320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5073529411764706, 0.5073529411764706]</text:p>
          </table:table-cell>
          <table:table-cell office:value-type="string" calcext:value-type="string">
            <text:p>[3, 3]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AVERAGE([.C2:.C16])" office:value-type="float" office:value="0.409028216766785" calcext:value-type="float">
            <text:p>0.4090282167667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5T14:05:50.043386952</dc:date>
    <meta:editing-duration>PT17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